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1.66pt"/>
    </style:style>
    <style:style style:name="co3" style:family="table-column">
      <style:table-column-properties fo:break-before="auto" style:column-width="95.6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364.96pt"/>
    </style:style>
    <style:style style:name="co6" style:family="table-column">
      <style:table-column-properties fo:break-before="auto" style:column-width="503.69pt"/>
    </style:style>
    <style:style style:name="co7" style:family="table-column">
      <style:table-column-properties fo:break-before="auto" style:column-width="426.1pt"/>
    </style:style>
    <style:style style:name="co8" style:family="table-column">
      <style:table-column-properties fo:break-before="auto" style:column-width="104.94pt"/>
    </style:style>
    <style:style style:name="co9" style:family="table-column">
      <style:table-column-properties fo:break-before="auto" style:column-width="95.36pt"/>
    </style:style>
    <style:style style:name="co10" style:family="table-column">
      <style:table-column-properties fo:break-before="auto" style:column-width="515.99pt"/>
    </style:style>
    <style:style style:name="co11" style:family="table-column">
      <style:table-column-properties fo:break-before="auto" style:column-width="108.06pt"/>
    </style:style>
    <style:style style:name="co12" style:family="table-column">
      <style:table-column-properties fo:break-before="auto" style:column-width="124.41pt"/>
    </style:style>
    <style:style style:name="co13" style:family="table-column">
      <style:table-column-properties fo:break-before="auto" style:column-width="51.79pt"/>
    </style:style>
    <style:style style:name="co14" style:family="table-column">
      <style:table-column-properties fo:break-before="auto" style:column-width="45.5pt"/>
    </style:style>
    <style:style style:name="co15" style:family="table-column">
      <style:table-column-properties fo:break-before="auto" style:column-width="53.29pt"/>
    </style:style>
    <style:style style:name="co16" style:family="table-column">
      <style:table-column-properties fo:break-before="auto" style:column-width="297.81pt"/>
    </style:style>
    <style:style style:name="co17" style:family="table-column">
      <style:table-column-properties fo:break-before="auto" style:column-width="150.29pt"/>
    </style:style>
    <style:style style:name="co18" style:family="table-column">
      <style:table-column-properties fo:break-before="auto" style:column-width="122.74pt"/>
    </style:style>
    <style:style style:name="co19" style:family="table-column">
      <style:table-column-properties fo:break-before="auto" style:column-width="81.04pt"/>
    </style:style>
    <style:style style:name="co20" style:family="table-column">
      <style:table-column-properties fo:break-before="auto" style:column-width="12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tarter">
      <style:table-properties table:display="true" style:writing-mode="lr-tb"/>
    </style:style>
    <style:style style:name="ta2" style:family="table" style:master-page-name="PageStyle_5f_Generic">
      <style:table-properties table:display="true" style:writing-mode="lr-tb"/>
    </style:style>
    <style:style style:name="ta3" style:family="table" style:master-page-name="PageStyle_5f_Ironclad">
      <style:table-properties table:display="true" style:writing-mode="lr-tb"/>
    </style:style>
    <style:style style:name="ta4" style:family="table" style:master-page-name="PageStyle_5f_Gunslinger">
      <style:table-properties table:display="true" style:writing-mode="lr-tb"/>
    </style:style>
    <style:style style:name="ta5" style:family="table" style:master-page-name="PageStyle_5f_Trapper">
      <style:table-properties table:display="true" style:writing-mode="lr-tb"/>
    </style:style>
    <style:style style:name="ta6" style:family="table" style:master-page-name="PageStyle_5f_Elementalist">
      <style:table-properties table:display="true" style:writing-mode="lr-tb"/>
    </style:style>
    <style:style style:name="ta7" style:family="table" style:master-page-name="PageStyle_5f_Mesmer">
      <style:table-properties table:display="true" style:writing-mode="lr-tb"/>
    </style:style>
    <style:style style:name="ta8" style:family="table" style:master-page-name="PageStyle_5f_Character">
      <style:table-properties table:display="true" style:writing-mode="lr-tb"/>
    </style:style>
    <style:style style:name="ta9" style:family="table" style:master-page-name="PageStyle_5f_Event">
      <style:table-properties table:display="true" style:writing-mode="lr-tb"/>
    </style:style>
    <style:style style:name="ta10" style:family="table" style:master-page-name="PageStyle_5f_Shop">
      <style:table-properties table:display="true" style:writing-mode="lr-tb"/>
    </style:style>
    <style:style style:name="ta11" style:family="table" style:master-page-name="PageStyle_5f_Monster">
      <style:table-properties table:display="true" style:writing-mode="lr-tb"/>
    </style:style>
    <style:style style:name="ta12" style:family="table" style:master-page-name="PageStyle_5f_Treasure">
      <style:table-properties table:display="true" style:writing-mode="lr-tb"/>
    </style:style>
    <style:style style:name="ta13" style:family="table" style:master-page-name="PageStyle_5f_Relic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200" style:rotation-align="non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rotation-align="none" style:vertical-align="top"/>
    </style:style>
    <style:style style:name="ce25" style:family="table-cell" style:parent-style-name="Default">
      <style:table-cell-properties style:vertical-align="top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rter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8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al 1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in 1 block.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ic" table:style-name="ta2">
        <table:table-column table:style-name="co1" table:default-cell-style-name="ce2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1019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  <table:table-cell/>
        </table:table-row>
        <table:table-row table:style-name="ro1">
          <table:table-cell office:value-type="string" calcext:value-type="string">
            <text:p>Wound</text:p>
          </table:table-cell>
          <table:table-cell table:number-columns-repeated="2"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playable. Spend 1 energy to remove from deck permanentl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rn</text:p>
          </table:table-cell>
          <table:table-cell table:number-columns-repeated="2"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playable. Take 1 damage to remove from deck permanentl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zed</text:p>
          </table:table-cell>
          <table:table-cell table:number-columns-repeated="2"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playable. Remove from deck permanently at the end of your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malit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You cannot play more than 3 cards this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jur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a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At the end of your turn, take 1 dam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site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You cannot remove this card from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ret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At the end of your turn, lose 1 HP for each card in your han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ums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Exhaust at the end of your turn.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onclad" table:style-name="ta3">
        <table:table-column table:style-name="co3" table:default-cell-style-name="ce2"/>
        <table:table-column table:style-name="co1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Old 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Quick Strik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av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mel Strik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. Draw 1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dy Slam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damage equal to your current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al damage equal to two times your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mokinesis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2 damage. Lose 1 H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rlwind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Spend all energy. Deal X damage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2 damage. Can only be played if every card in your hand is an Atta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per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al 1 damage. Heal for unblocked damage dealt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ed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. If this kills and enemy, gain 1 max HP permanently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dgeon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eal 5 damag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ex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1 strength. Lose 1 strength after your next atta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t Weaknes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f target enemy is at full HP, gain 1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e Grit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block. Exhaust a card in your han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rug It Off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block. Draw 1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eing Red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2 energy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odletting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2 energy. Lose 1 H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ry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Whenever you play an Attack, gain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renc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ouble your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g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oubles the effect of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ering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1 energy. Draw 1 cards. Lose 1 HP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urry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Your first attack each turn is played twice. You can no longer gain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vious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ain 4 block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lam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ain 1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alliciz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t the end of each turn, gain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gernaut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ever you gain block, deal 1 damage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ricad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lock no longer expires at the end of your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le Trance</text:p>
          </table:table-cell>
          <table:table-cell office:value-type="string" calcext:value-type="string">
            <text:p>Uncom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3 cards. You cannot draw additional cards this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rench</text:p>
          </table:table-cell>
          <table:table-cell office:value-type="string" calcext:value-type="string">
            <text:p>Uncom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your block.</text:p>
          </table:table-cell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nslinger" table:style-name="ta4">
        <table:table-column table:style-name="co3" table:default-cell-style-name="ce6"/>
        <table:table-column table:style-name="co1" table:number-columns-repeated="3" table:default-cell-style-name="ce3"/>
        <table:table-column table:style-name="co4" table:default-cell-style-name="ce3"/>
        <table:table-column table:style-name="co6" table:default-cell-style-name="ce3"/>
        <table:table-column table:style-name="co1" table:number-columns-repeated="1018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oot</text:p>
          </table:table-cell>
          <table:table-cell office:value-type="string" calcext:value-type="string">
            <text:p>Comm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 one ammo. Draw a car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load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 all ammo. Deal 1 damage for each ammo consumed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rst Fire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up to 3 ammo. Gain 1 energy for each ammo consumed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ron Bullet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pper Bullet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1 damage. Draw a card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rcing Roun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target all enemies this turn. Deal 1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ver Bullet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my deals no damage this turn. Exhaust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low Point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4 damage if there is no ammo stored after this atta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osive Roun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ext attack against enemy this turn deals double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endiary Roun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attack deals double damage. Exhaust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ckshot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 for each ammo remaining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vy Bullet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l 6 damage.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ake Cover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2 block. Block does not deplete at the end of this turn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oa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 any one ammo found in your discard pil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e Grenade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 allies gain 1 blo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ration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ammo now costs 0. When an ammo is consumed, exhaust it instead.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pper" table:style-name="ta5">
        <office:forms form:automatic-focus="false" form:apply-design-mode="false"/>
        <table:table-column table:style-name="co3" table:default-cell-style-name="ce6"/>
        <table:table-column table:style-name="co1" table:number-columns-repeated="4" table:default-cell-style-name="ce3"/>
        <table:table-column table:style-name="co4" table:default-cell-style-name="ce3"/>
        <table:table-column table:style-name="co6" table:default-cell-style-name="ce3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Old 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Decompose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damage equal to target's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son Spray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ly 1 poison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son Dagger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y 1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son Dart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ard 1 card. If a card is discarded, apply 1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2 card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jection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ly X poison to enemy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feeble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1 poison from enemy. Gain 2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2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 block. Draw a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in 1 block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alyst Z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 gains 1 strength and loses 1 HP for each poison stack on them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ect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fer all poison from one target to another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xic Cloud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y 1 poison to all enemies and all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xious Fumes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 the start of your turn, all enemies gain 1 stack of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cy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ever you apply poison, apply an additional 1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rpion Venom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next trap that is triggered also applies 1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venge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an exhausted trap to your han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ftsmanship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turn, all traps trigger twic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bed Trap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attacked next, deal 1 damage to attack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st Trap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attacked next, the attacker rolls one less die next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re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 next, deal 1 damage to attacker. If this kills, gain 1 additional treasure at the end of comba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ling Spring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 next, defender gains 1 H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 Trap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attacked next, reduce incoming damage to 0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trops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, deal 1 damage to attacker. This trap does not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per Nest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 next, apply 1 poison to attacker.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Tripwire</text:p>
          </table:table-cell>
          <table:table-cell table:style-name="ce7" office:value-type="string" calcext:value-type="string">
            <text:p>Commo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Tra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When attacked next, reduce damage by 1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Spike Trap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attacked next, remove all block from attack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andon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aust a card in your han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voke</text:p>
          </table:table-cell>
          <table:table-cell office:value-type="string" calcext:value-type="string">
            <text:p>R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damage to allies is redirected to you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 block at the start of your turn for each enemy with poison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poison on target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wer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in 1 block if there are no traps on you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com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 traps now cost 0 and deal 1 damage when triggered instead of their normal effect.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mentalist" table:style-name="ta6">
        <table:table-column table:style-name="co3" table:default-cell-style-name="ce6"/>
        <table:table-column table:style-name="co1" table:number-columns-repeated="6" table:default-cell-style-name="ce3"/>
        <table:table-column table:style-name="co4" table:default-cell-style-name="ce3"/>
        <table:table-column table:style-name="co6" table:default-cell-style-name="ce3"/>
        <table:table-column table:style-name="co1" table:number-columns-repeated="1014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Air</text:p>
          </table:table-cell>
          <table:table-cell table:style-name="ce1" office:value-type="string" calcext:value-type="string">
            <text:p>Earth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et of Fire</text:p>
          </table:table-cell>
          <table:table-cell office:value-type="string" calcext:value-type="string">
            <text:p>Common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Sig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et of Air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igi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raw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et of Earth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igi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1 energy.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ire Storm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to ALL enemies for each fire sigil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ame Burst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lfir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al 4 damage to ALL enem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ust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our next attack this turn deals double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nders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ttacks deal 1 additional damage while attuned to fire.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Meteo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Deal 2 damage. Can only play on enemies with no block.</text:p>
          </table:table-cell>
          <table:table-cell table:style-name="ce24" table:number-columns-repeated="1014"/>
          <table:table-cell table:style-name="ce25"/>
        </table:table-row>
        <table:table-row table:style-name="ro1" table:number-rows-repeated="2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Chain Lightning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or each air sigil, deal 2 damage to any enem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cond Wind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raw a card for each active air signe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inding Fl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arget’s next attack has damage reduced to 1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gorat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arget player’s next skill costs 0. Exhaus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tic Field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ll enemies do not roll die this turn. Exhaust.</text:p>
          </table:table-cell>
          <table:table-cell table:number-columns-repeated="1015"/>
        </table:table-row>
        <table:table-row table:style-name="ro1" table:number-rows-repeated="3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toning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Attack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Deal 1 damage X tim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bsidian Fle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 the start of your turn, gain 1 block for each earth mantr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earth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turn exhausted card to its owner’s hand. Exhaus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mor of Earth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kill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arget gains 1 block for each earth mantr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rthen Shackles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Target loses all blo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trify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my cannot take damage and does not roll dice this turn.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ost Armor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es the next source of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dal Wave</text:p>
          </table:table-cell>
          <table:table-cell office:value-type="string" calcext:value-type="string">
            <text:p>Comm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kil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move all poison from target and heals 1 HP. Exhaus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elstorm</text:p>
          </table:table-cell>
          <table:table-cell office:value-type="string" calcext:value-type="string">
            <text:p>Comm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w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time you are attacked, deal 1 damage for each active water mantra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ster of Magic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While attuned to three different elements, you can play all single signet card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ge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henever a signet is drawn, exhaust it and draw a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ntal Weapon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trikes deals 1 additional damage.</text:p>
          </table:table-cell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mer" table:style-name="ta7">
        <table:table-column table:style-name="co3" table:default-cell-style-name="ce6"/>
        <table:table-column table:style-name="co1" table:number-columns-repeated="4" table:default-cell-style-name="ce3"/>
        <table:table-column table:style-name="co4" table:default-cell-style-name="ce3"/>
        <table:table-column table:style-name="co7" table:default-cell-style-name="ce3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Old 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Shatter Illusion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iscard all illusions on target. Deal 1 damage for each illusion discar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oy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iscard all illusions on target. Gain 1 block for each illusion discar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red Delusion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ove an illusion to a new target. Deal 1 damage to new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red Dream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ove an illusion to a new target. New target gains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ight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move all illusions on target. Draw 1 card for each illusion discar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Warp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1 energy and draw 1 card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mporal Veil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ever you play an Attack this turn, draw a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 Feast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move all illusions. Gain 1 HP for each illusion discarded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out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raw 3 cards and gain 3 energy. Do not draw cards at the start of next turn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os Storm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ch illusion is moved to a new target and deals 2 damage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Imagination</text:p>
          </table:table-cell>
          <table:table-cell table:style-name="ce6" office:value-type="string" calcext:value-type="string">
            <text:p>Common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raw 5 cards. Apply illusions to target and exhaust all other cards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Mind Stab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for each illusion on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g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sive Strike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ch time you play a Strike this turn, gain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Sl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2 damage. If no Illusions are on the target, no energy is sp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Drain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 Can only be played if there are no illusions on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rred Frenzy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 Can only be played if there are no illusions on you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usionary Leap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iscard an illusion on you. If an Illusion is discarded, draw 3 card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tig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. Discard your hand, then draw that many card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noia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When applied to a target, target draws 1 card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Resolv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 applied to a target, target gains 1 energy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Worry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When applied to a target, deal 1 damage to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fidenc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When applied to a target, target gains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ility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at start of target's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tortion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block at start of target's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gui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 whenever an Illusion is appli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ar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 applied to target, deal 1 damage for each other illusion on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msiness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Whenever the target attacks, deal 1 damag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otence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usions applied to target cost 1 less energy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rget draws X cards. Your turn ends. Exhaust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rget gains X energy. Your turn ends. Exhaust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illusions can now be played using 1 HP instead of their energy cost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1 additional card at the start of each turn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first attack played each turn costs 0 energy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2 additional cards at the start of each turn. You can no longer play attacks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 your turn. All allies gain 1 energy and draw 1 additional card at the start of their turn. This card can be exhausted at the end of your turn.</text:p>
          </table:table-cell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" table:style-name="ta8">
        <table:table-column table:style-name="co8" table:default-cell-style-name="ce5"/>
        <table:table-column table:style-name="co1" table:number-columns-repeated="1023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ffense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Utilit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The Ironcla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esm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Trapp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unslin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lementalist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" table:style-name="ta9">
        <table:table-column table:style-name="co9" table:default-cell-style-name="ce2"/>
        <table:table-column table:style-name="co10" table:default-cell-style-name="ce3"/>
        <table:table-column table:style-name="co11" table:default-cell-style-name="ce3"/>
        <table:table-column table:style-name="co11" table:number-columns-repeated="3" table:default-cell-style-name="ce10"/>
        <table:table-column table:style-name="co12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style-name="ce9" office:value-type="string" calcext:value-type="string">
            <text:p>Option_1</text:p>
          </table:table-cell>
          <table:table-cell table:style-name="ce9" office:value-type="string" calcext:value-type="string">
            <text:p>Option_2</text:p>
          </table:table-cell>
          <table:table-cell table:style-name="ce9" office:value-type="string" calcext:value-type="string">
            <text:p>Option_3</text:p>
          </table:table-cell>
          <table:table-cell table:style-name="ce9" office:value-type="string" calcext:value-type="string">
            <text:p>Option_4</text:p>
          </table:table-cell>
          <table:table-cell table:style-name="ce9" office:value-type="string" calcext:value-type="string">
            <text:p>Option_5</text:p>
          </table:table-cell>
          <table:table-cell table:style-name="ce9" office:value-type="string" calcext:value-type="string">
            <text:p>Option_6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Blood Sacrifice</text:p>
          </table:table-cell>
          <table:table-cell office:value-type="string" calcext:value-type="string">
            <text:p>The doors lock behind you. An alter with three pedestals covered in blood sits in the center of the roo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3 HP. You gain 1 treasure. Stay.</text:p>
          </table:table-cell>
          <table:table-cell office:value-type="string" calcext:value-type="string">
            <text:p>Lose 3 HP. You gain 1 max HP. Stay.</text:p>
          </table:table-cell>
          <table:table-cell office:value-type="string" calcext:value-type="string">
            <text:p>Lose 3 HP. Leav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in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2 max HP. Heal to full HP.</text:p>
          </table:table-cell>
          <table:table-cell office:value-type="string" calcext:value-type="string">
            <text:p>Lose 4 H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e Gifts</text:p>
          </table:table-cell>
          <table:table-cell office:value-type="string" calcext:value-type="string">
            <text:p>A chest, a grail, and a loaf of bread are spread across the room. Which one do you take fro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. Gain 2 treasure</text:p>
          </table:table-cell>
          <table:table-cell office:value-type="string" calcext:value-type="string">
            <text:p>Chalice. Gain 2 max HP</text:p>
          </table:table-cell>
          <table:table-cell office:value-type="string" calcext:value-type="string">
            <text:p>Bread. Heal 6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ogu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7 gold. Remove a card from one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Scavenger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two random cards to each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Cleric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 random card from your deck. Heal to full HP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ep Slumber</text:p>
          </table:table-cell>
          <table:table-cell office:value-type="string" calcext:value-type="string">
            <text:p>A mysterious monster rests against a blue flam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ke it. Fight an elite monster.</text:p>
          </table:table-cell>
          <table:table-cell office:value-type="string" calcext:value-type="string">
            <text:p>Exit. Add a curse to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ngeon Robbery</text:p>
          </table:table-cell>
          <table:table-cell office:value-type="string" calcext:value-type="string">
            <text:p>A mysterious monster stands ominously in the center of the room. A voice in your head demands an offeri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. Fight an elite monster.</text:p>
          </table:table-cell>
          <table:table-cell office:value-type="string" calcext:value-type="string">
            <text:p>Offer. Lose ALL gol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 Goop</text:p>
          </table:table-cell>
          <table:table-cell office:value-type="string" calcext:value-type="string">
            <text:p>The room is covering in a putrid goo. A bag of gold sinks into the floor as it slowly swallows anything it touche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0 gold. Lose 4 HP.</text:p>
          </table:table-cell>
          <table:table-cell office:value-type="string" calcext:value-type="string">
            <text:p>Lose 5 gol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lette</text:p>
          </table:table-cell>
          <table:table-cell office:value-type="string" calcext:value-type="string">
            <text:p>Each player rolls a di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: Gain 1 relic.</text:p>
          </table:table-cell>
          <table:table-cell office:value-type="string" calcext:value-type="string">
            <text:p>3/4: Remove a card from your deck.</text:p>
          </table:table-cell>
          <table:table-cell office:value-type="string" calcext:value-type="string">
            <text:p>5/6: Add a curse to your de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rit Fir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 common card from your deck. Heal 1 HP.</text:p>
          </table:table-cell>
          <table:table-cell office:value-type="string" calcext:value-type="string">
            <text:p>Remove an uncommon card from your deck. Heal to full HP.</text:p>
          </table:table-cell>
          <table:table-cell office:value-type="string" calcext:value-type="string">
            <text:p>Remove a rare card from your deck. Gain 2 max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mhole</text:p>
          </table:table-cell>
          <table:table-cell office:value-type="string" calcext:value-type="string">
            <text:p>A powerful force draws you towards the center of the room. You see a switch that is briefly in reach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 in. Teleport to another player's location.</text:p>
          </table:table-cell>
          <table:table-cell office:value-type="string" calcext:value-type="string">
            <text:p>Flip switch. Target player teleports to your loca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rk Corridor</text:p>
          </table:table-cell>
          <table:table-cell office:value-type="string" calcext:value-type="string">
            <text:p>You find yourself in a winding passage. A blue flame torch illuminates the entrance, as the only guiding ligh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d your own way. Teleport to the boss room for the level.</text:p>
          </table:table-cell>
          <table:table-cell office:value-type="string" calcext:value-type="string">
            <text:p>Use the torch. Add a curse to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hogany Library</text:p>
          </table:table-cell>
          <table:table-cell office:value-type="string" calcext:value-type="string">
            <text:p>A massive library fill the room, with a padded chair in the cent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. Choose 1 of 6 cards to add to your deck.</text:p>
          </table:table-cell>
          <table:table-cell office:value-type="string" calcext:value-type="string">
            <text:p>Rest. Heal 5 H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llaby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n. Replace each strike in your deck with a random car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egro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n. Replace each defend in your deck with a random car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nous Forg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ge. Gain 1 relic and add a curse to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rifier</text:p>
          </table:table-cell>
          <table:table-cell office:value-type="string" calcext:value-type="string">
            <text:p>Placeholde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a card from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ine Fountain</text:p>
          </table:table-cell>
          <table:table-cell office:value-type="string" calcext:value-type="string">
            <text:p>Placeholde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all curses from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" table:style-name="ta10">
        <table:table-column table:style-name="co9" table:default-cell-style-name="ce2"/>
        <table:table-column table:style-name="co10" table:default-cell-style-name="ce3"/>
        <table:table-column table:style-name="co11" table:default-cell-style-name="ce3"/>
        <table:table-column table:style-name="co11" table:number-columns-repeated="3" table:default-cell-style-name="ce10"/>
        <table:table-column table:style-name="co12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style-name="ce9" office:value-type="string" calcext:value-type="string">
            <text:p>Option_1</text:p>
          </table:table-cell>
          <table:table-cell table:style-name="ce9" office:value-type="string" calcext:value-type="string">
            <text:p>Option_2</text:p>
          </table:table-cell>
          <table:table-cell table:style-name="ce9" office:value-type="string" calcext:value-type="string">
            <text:p>Option_3</text:p>
          </table:table-cell>
          <table:table-cell table:style-name="ce9" office:value-type="string" calcext:value-type="string">
            <text:p>Option_4</text:p>
          </table:table-cell>
          <table:table-cell table:style-name="ce9" office:value-type="string" calcext:value-type="string">
            <text:p>Option_5</text:p>
          </table:table-cell>
          <table:table-cell table:style-name="ce9" office:value-type="string" calcext:value-type="string">
            <text:p>Option_6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Merchant</text:p>
          </table:table-cell>
          <table:table-cell office:value-type="string" calcext:value-type="string">
            <text:p>Draw 3 relic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0 gold: Buy a relic</text:p>
          </table:table-cell>
          <table:table-cell office:value-type="string" calcext:value-type="string">
            <text:p>+3 gold: Sell a rel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rine</text:p>
          </table:table-cell>
          <table:table-cell office:value-type="string" calcext:value-type="string">
            <text:p>Offer gold any number of times.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-5 gold: +1 treasure</text:p>
          </table:table-cell>
          <table:table-cell table:style-name="ce3" office:value-type="string" calcext:value-type="string">
            <text:p>-8 gold: +2 treasures</text:p>
          </table:table-cell>
          <table:table-cell table:style-name="ce3" office:value-type="string" calcext:value-type="string">
            <text:p>-10 gold: +3 treas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ner</text:p>
          </table:table-cell>
          <table:table-cell office:value-type="string" calcext:value-type="string">
            <text:p>Draw five Character cards from each player’s deck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y common card: 3 gold</text:p>
          </table:table-cell>
          <table:table-cell office:value-type="string" calcext:value-type="string">
            <text:p>Buy uncommon card: 5 gold</text:p>
          </table:table-cell>
          <table:table-cell office:value-type="string" calcext:value-type="string">
            <text:p>-9 gold: Add rare card to your de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er</text:p>
          </table:table-cell>
          <table:table-cell office:value-type="string" calcext:value-type="string">
            <text:p>Offer gold any number of time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 gold: a player anywhere on the map receives +1 HP</text:p>
          </table:table-cell>
          <table:table-cell office:value-type="string" calcext:value-type="string">
            <text:p>-4 gold: gain +1 max HP</text:p>
          </table:table-cell>
          <table:table-cell office:value-type="string" calcext:value-type="string">
            <text:p>-10 gold: resurrect a player at your location with 50\%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ge</text:p>
          </table:table-cell>
          <table:table-cell office:value-type="string" calcext:value-type="string">
            <text:p>Offer gold any number of time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4 gold: remove a random card from your deck.</text:p>
          </table:table-cell>
          <table:table-cell office:value-type="string" calcext:value-type="string">
            <text:p>-7 gold: remove any card from your deck.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ster" table:style-name="ta11">
        <table:table-column table:style-name="co9" table:default-cell-style-name="ce2"/>
        <table:table-column table:style-name="co13" table:default-cell-style-name="ce2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default-cell-style-name="ce3"/>
        <table:table-column table:style-name="co17" table:default-cell-style-name="ce10"/>
        <table:table-column table:style-name="co18" table:number-columns-repeated="5" table:default-cell-style-name="ce10"/>
        <table:table-column table:style-name="co1" table:number-columns-repeated="1012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Passive</text:p>
          </table:table-cell>
          <table:table-cell table:style-name="ce1" office:value-type="string" calcext:value-type="string">
            <text:p>Value</text:p>
          </table:table-cell>
          <table:table-cell table:style-name="ce12" office:value-type="string" calcext:value-type="string">
            <text:p>Roll_1</text:p>
          </table:table-cell>
          <table:table-cell table:style-name="ce12" office:value-type="string" calcext:value-type="string">
            <text:p>Roll_2</text:p>
          </table:table-cell>
          <table:table-cell table:style-name="ce12" office:value-type="string" calcext:value-type="string">
            <text:p>Roll_3</text:p>
          </table:table-cell>
          <table:table-cell table:style-name="ce12" office:value-type="string" calcext:value-type="string">
            <text:p>Roll_4</text:p>
          </table:table-cell>
          <table:table-cell table:style-name="ce12" office:value-type="string" calcext:value-type="string">
            <text:p>Roll_5</text:p>
          </table:table-cell>
          <table:table-cell table:style-name="ce12" office:value-type="string" calcext:value-type="string">
            <text:p>Roll_6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Squidman</text:p>
          </table:table-cell>
          <table:table-cell table:style-name="ce11" office:value-type="string" calcext:value-type="string">
            <text:p>Bas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Cannot be poisoned.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13" office:value-type="string" calcext:value-type="string">
            <text:p>Deal 5 damage to defender.</text:p>
          </table:table-cell>
          <table:table-cell table:number-columns-repeated="3" table:style-name="ce13" office:value-type="string" calcext:value-type="string">
            <text:p>Deal 3 damage to ALL enemies.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Gremlin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emies cannot gain strength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fender loses HP equal to their block.</text:p>
          </table:table-cell>
          <table:table-cell table:number-columns-repeated="3" table:style-name="ce14" office:value-type="string" calcext:value-type="string">
            <text:p>Deal 2 damage to ALL enemie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ectre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in 1 HP every time an enemy loses HP.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14" office:value-type="string" calcext:value-type="string">
            <text:p>ALL enemies lose 1 HP.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Green Ghouls</text:p>
          </table:table-cell>
          <table:table-cell table:style-name="ce11" office:value-type="string" calcext:value-type="string">
            <text:p>Bas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tart combat with 3 copies of this creature.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13" office:value-type="string" calcext:value-type="string">
            <text:p>Deal 2 damage to ALL enemies.</text:p>
          </table:table-cell>
          <table:table-cell table:number-columns-repeated="2" table:style-name="ce13" office:value-type="string" calcext:value-type="string">
            <text:p>Gain 5 block.</text:p>
          </table:table-cell>
          <table:table-cell table:style-name="ce13" office:value-type="string" calcext:value-type="string">
            <text:p>All allies gain 1 strength.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Floating Orb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s combat with 10 block. Block does not expire at the end of turn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5 damage to roller.</text:p>
          </table:table-cell>
          <table:table-cell table:number-columns-repeated="2" table:style-name="ce14" office:value-type="string" calcext:value-type="string">
            <text:p>Deal 3 damage to ALL enemies.</text:p>
          </table:table-cell>
          <table:table-cell table:style-name="ce14" office:value-type="string" calcext:value-type="string">
            <text:p>Gain 10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lime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in 1 strength at the start of each turn.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14" office:value-type="string" calcext:value-type="string">
            <text:p>Deal 1 damage to ALL enemie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mick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 the start of each turn, consume 1 gold from each player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2 damage to defender.</text:p>
          </table:table-cell>
          <table:table-cell table:number-columns-repeated="3" table:style-name="ce14" office:value-type="string" calcext:value-type="string">
            <text:p>Gain 2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oblins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 combat with 2 copies of this creature.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4" office:value-type="string" calcext:value-type="string">
            <text:p>Deal 2 damage to defender.</text:p>
          </table:table-cell>
          <table:table-cell table:style-name="ce14" office:value-type="string" calcext:value-type="string">
            <text:p>Remove all block from all enemie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ce Elemental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ch player may play a maximum of 4 cards each turn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5 damage to defender.</text:p>
          </table:table-cell>
          <table:table-cell table:number-columns-repeated="3" table:style-name="ce14" office:value-type="string" calcext:value-type="string">
            <text:p>Deal 3 damage to defender. Next turn, this defender cannot gain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rth Elemental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ch turn, the first incoming attack is ignored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5 damage to a player. Add 2 dazed to player's discard pile.</text:p>
          </table:table-cell>
          <table:table-cell table:number-columns-repeated="3" table:style-name="ce14" office:value-type="string" calcext:value-type="string">
            <text:p>Gain 5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iant Scorpion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in 3 block at the start of each turn.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14" office:value-type="string" calcext:value-type="string">
            <text:p>A player loses 1 HP.</text:p>
          </table:table-cell>
          <table:table-cell table:number-columns-repeated="2" table:style-name="ce14" office:value-type="string" calcext:value-type="string">
            <text:p>Add a wound to the top of each player's de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ature of the Depth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he first time HP is lost, gain 5 strength.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4" office:value-type="string" calcext:value-type="string">
            <text:p>Deal 1 damage to ALL enemies.</text:p>
          </table:table-cell>
          <table:table-cell table:number-columns-repeated="3" table:style-name="ce14" office:value-type="string" calcext:value-type="string">
            <text:p>Double current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ider Queen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pawns a spider with 5 HP at the start of each turn.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string" calcext:value-type="string">
            <text:p>All spiders deal 2 damage to a player.</text:p>
          </table:table-cell>
          <table:table-cell table:number-columns-repeated="2" table:style-name="ce14" office:value-type="string" calcext:value-type="string">
            <text:p>Spawns two spiders with 5 HP each.</text:p>
          </table:table-cell>
          <table:table-cell table:number-columns-repeated="2" table:style-name="ce14" office:value-type="string" calcext:value-type="string">
            <text:p>All spiders gain 3 HP and 1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yssal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4" office:value-type="string" calcext:value-type="string">
            <text:p>Deal 8 damage to a player. Remove all block from player.</text:p>
          </table:table-cell>
          <table:table-cell table:number-columns-repeated="3" table:style-name="ce14" office:value-type="string" calcext:value-type="string">
            <text:p>Deal 3 damage to a player. Add a wound to the top of each player's de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t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ock does not expire at the end of turn.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14" office:value-type="string" calcext:value-type="string">
            <text:p>Gain 8 block.</text:p>
          </table:table-cell>
          <table:table-cell table:style-name="ce14" office:value-type="string" calcext:value-type="string">
            <text:p>Gain 4 block. Remove all block, and deal damage to defender equal to block removed.</text:p>
          </table:table-cell>
          <table:table-cell table:style-name="ce14" office:value-type="string" calcext:value-type="string">
            <text:p>Gain 4 block. Remove all block, and deal damage to a player equal to block remove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 Beast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ach time a die is rolled, gain 1 HP.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14" office:value-type="string" calcext:value-type="string">
            <text:p>Deal 1 damage to defender and roll another die.</text:p>
          </table:table-cell>
          <table:table-cell table:style-name="ce14" office:value-type="string" calcext:value-type="string">
            <text:p>Gain 5 block.</text:p>
          </table:table-cell>
          <table:table-cell table:style-name="ce14" office:value-type="string" calcext:value-type="string">
            <text:p>Gain 1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 Summoner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4" office:value-type="string" calcext:value-type="string">
            <text:p>Summon a basic monster.</text:p>
          </table:table-cell>
          <table:table-cell table:number-columns-repeated="2" table:style-name="ce14" office:value-type="string" calcext:value-type="string">
            <text:p>ALL allies gain 2 strength.</text:p>
          </table:table-cell>
          <table:table-cell table:style-name="ce14" office:value-type="string" calcext:value-type="string">
            <text:p>Remove all conditions and Illusion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 Rift Walker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se all strength on attack. Gain 1 strength each time a card is played.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4" office:value-type="string" calcext:value-type="string">
            <text:p>Gain 3 strength.</text:p>
          </table:table-cell>
          <table:table-cell table:number-columns-repeated="2" table:style-name="ce14" office:value-type="string" calcext:value-type="string">
            <text:p>Deal 1 damage to defender.</text:p>
          </table:table-cell>
          <table:table-cell table:style-name="ce14" office:value-type="string" calcext:value-type="string">
            <text:p>Remove block from ALL enemies. Roll another die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very time a player dies, heal to full H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l 5 damage to defender an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loder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en 5 strength is reached, deal 10 damage to ALL players and this monster dies.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Gain 1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iked Turtle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als 1 damage to attacked whenever an Attack is played.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asure" table:style-name="ta12">
        <table:table-column table:style-name="co19" table:default-cell-style-name="ce2"/>
        <table:table-column table:style-name="co10" table:default-cell-style-name="ce3"/>
        <table:table-column table:style-name="co11" table:default-cell-style-name="ce3"/>
        <table:table-column table:style-name="co1" table:number-columns-repeated="1021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Experience</text:p>
          </table:table-cell>
          <table:table-cell table:style-name="ce7" office:value-type="string" calcext:value-type="string">
            <text:p>Draw 3 character cards. You may add 1 to your deck.</text:p>
          </table:table-cell>
          <table:table-cell table:style-name="ce7" office:value-type="float" office:value="40" calcext:value-type="float">
            <text:p>40</text:p>
          </table:table-cell>
          <table:table-cell table:style-name="ce8" table:number-columns-repeated="1021"/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Gain 1 gold.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d Bars</text:p>
          </table:table-cell>
          <table:table-cell office:value-type="string" calcext:value-type="string">
            <text:p>Gain 3 gol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wels</text:p>
          </table:table-cell>
          <table:table-cell office:value-type="string" calcext:value-type="string">
            <text:p>Gain 5 go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e Potion</text:p>
          </table:table-cell>
          <table:table-cell office:value-type="string" calcext:value-type="string">
            <text:p>Consumable. Deal 4 damage instantly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ck Potion</text:p>
          </table:table-cell>
          <table:table-cell office:value-type="string" calcext:value-type="string">
            <text:p>Consumable. Gain 3 block instantly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ift Potion</text:p>
          </table:table-cell>
          <table:table-cell office:value-type="string" calcext:value-type="string">
            <text:p>Consumable. Draw 3 cards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ergy Potion</text:p>
          </table:table-cell>
          <table:table-cell office:value-type="string" calcext:value-type="string">
            <text:p>Consumable. Gain 2 energy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oke Potion</text:p>
          </table:table-cell>
          <table:table-cell office:value-type="string" calcext:value-type="string">
            <text:p>Consumable. Escape from a non-boss battle. Skip rewards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ic" table:style-name="ta13">
        <table:table-column table:style-name="co20" table:default-cell-style-name="ce2"/>
        <table:table-column table:style-name="co10" table:default-cell-style-name="ce3"/>
        <table:table-column table:style-name="co11" table:default-cell-style-name="ce3"/>
        <table:table-column table:style-name="co1" table:number-columns-repeated="1021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bbell</text:p>
          </table:table-cell>
          <table:table-cell table:style-name="ce6" office:value-type="string" calcext:value-type="string">
            <text:p>Start combats with 1 strength.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Backpack</text:p>
          </table:table-cell>
          <table:table-cell table:style-name="ce6" office:value-type="string" calcext:value-type="string">
            <text:p>At the start of each combat, draw 2 additional cards.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Anchor</text:p>
          </table:table-cell>
          <table:table-cell table:style-name="ce6" office:value-type="string" calcext:value-type="string">
            <text:p>You cannot take damage on the first turn of each combat.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Orichalcum</text:p>
          </table:table-cell>
          <table:table-cell office:value-type="string" calcext:value-type="string">
            <text:p>If you end your turn without block, gain 2 block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tern</text:p>
          </table:table-cell>
          <table:table-cell office:value-type="string" calcext:value-type="string">
            <text:p>Gain 1 energy on the first turn of each comba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ttled Flame</text:p>
          </table:table-cell>
          <table:table-cell office:value-type="string" calcext:value-type="string">
            <text:p>At the start of each combat, put any Attack from your deck into your han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ttled Lightning</text:p>
          </table:table-cell>
          <table:table-cell office:value-type="string" calcext:value-type="string">
            <text:p>At the start of each combat, put any Skill from your deck into your han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ttled Tornado</text:p>
          </table:table-cell>
          <table:table-cell office:value-type="string" calcext:value-type="string">
            <text:p>At the start of each combat, put any Power from your deck into your han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uriken</text:p>
          </table:table-cell>
          <table:table-cell office:value-type="string" calcext:value-type="string">
            <text:p>Every time you play 3 Attacks in a single turn, gain 1 strength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namental Fan</text:p>
          </table:table-cell>
          <table:table-cell office:value-type="string" calcext:value-type="string">
            <text:p>Every time you play 3 Attacks in a single turn, gain 2 block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Increase your max HP by 5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tter Opener</text:p>
          </table:table-cell>
          <table:table-cell office:value-type="string" calcext:value-type="string">
            <text:p>Every time you play 3 Skills in a single turn, deal 2 damage to any targe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iling Mask</text:p>
          </table:table-cell>
          <table:table-cell office:value-type="string" calcext:value-type="string">
            <text:p>All shop prices are reduced by 2 (minimum 1 gold)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on's Ashes</text:p>
          </table:table-cell>
          <table:table-cell office:value-type="string" calcext:value-type="string">
            <text:p>Whenever you Exhaust a card, deal 1 damage to ALL enemie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nger</text:p>
          </table:table-cell>
          <table:table-cell office:value-type="string" calcext:value-type="string">
            <text:p>Gain 1 additional treasure from each comba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 Cream</text:p>
          </table:table-cell>
          <table:table-cell office:value-type="string" calcext:value-type="string">
            <text:p>For any combat you enter alone, double reward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nning Top</text:p>
          </table:table-cell>
          <table:table-cell office:value-type="string" calcext:value-type="string">
            <text:p>Whenever you have no cards in hand during your turn, draw a car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ning Blood</text:p>
          </table:table-cell>
          <table:table-cell office:value-type="string" calcext:value-type="string">
            <text:p>At the end of combat, heal 2 HP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ffee Dripper</text:p>
          </table:table-cell>
          <table:table-cell office:value-type="string" calcext:value-type="string">
            <text:p>Gain 1 energy at the start of each turn. You can no longer rest at campfire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toplasm</text:p>
          </table:table-cell>
          <table:table-cell office:value-type="string" calcext:value-type="string">
            <text:p>Gain 1 energy at the start of each turn. You get 1 less treasure from combat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ilosopher's Stone</text:p>
          </table:table-cell>
          <table:table-cell office:value-type="string" calcext:value-type="string">
            <text:p>Gain 1 energy at the start of each turn. All enemies start with 1 strength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 of Pain</text:p>
          </table:table-cell>
          <table:table-cell office:value-type="string" calcext:value-type="string">
            <text:p>Whenever you lose HP, draw 1 car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urader's Map</text:p>
          </table:table-cell>
          <table:table-cell office:value-type="string" calcext:value-type="string">
            <text:p>When you start a new stage, you can swap the contents of two room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ryoshka</text:p>
          </table:table-cell>
          <table:table-cell office:value-type="string" calcext:value-type="string">
            <text:p>Next time you finish a combat, double the treasure you obtain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amori</text:p>
          </table:table-cell>
          <table:table-cell office:value-type="string" calcext:value-type="string">
            <text:p>Negate the next curse you obtain, then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zard Tail</text:p>
          </table:table-cell>
          <table:table-cell office:value-type="string" calcext:value-type="string">
            <text:p>Next time you would die, heal to 50\% HP and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ck Star</text:p>
          </table:table-cell>
          <table:table-cell office:value-type="string" calcext:value-type="string">
            <text:p>Elites now drop two relic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nival Mask</text:p>
          </table:table-cell>
          <table:table-cell office:value-type="string" calcext:value-type="string">
            <text:p>Prevent the first time HP would be lost in comba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mental Tome</text:p>
          </table:table-cell>
          <table:table-cell office:value-type="string" calcext:value-type="string">
            <text:p>Before each combat starts, you may put one sigil from your deck in play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ken Glasses</text:p>
          </table:table-cell>
          <table:table-cell office:value-type="string" calcext:value-type="string">
            <text:p>Each turn, play the top card of your deck for free. Draw one less car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 Matter</text:p>
          </table:table-cell>
          <table:table-cell office:value-type="string" calcext:value-type="string">
            <text:p>All damage to allies is multiplied by two and redirected to you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elect from 4 cards instead of 3 when you acquire Experience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mmock</text:p>
          </table:table-cell>
          <table:table-cell office:value-type="string" calcext:value-type="string">
            <text:p>Whenever you enter a camp, gain 2 max HP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mlin Horn</text:p>
          </table:table-cell>
          <table:table-cell office:value-type="string" calcext:value-type="string">
            <text:p>Whenever an enemy dies, gain 1 energy and draw a car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mmified Hand</text:p>
          </table:table-cell>
          <table:table-cell office:value-type="string" calcext:value-type="string">
            <text:p>Whenever you play a Power, the next card you play costs 0 energy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ing Bowl</text:p>
          </table:table-cell>
          <table:table-cell office:value-type="string" calcext:value-type="string">
            <text:p>When selecting a card to add to your deck, you can gain 1 max HP instea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n</text:p>
          </table:table-cell>
          <table:table-cell office:value-type="string" calcext:value-type="string">
            <text:p>Whenever you play a Power, gain 1 HP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d Coin</text:p>
          </table:table-cell>
          <table:table-cell office:value-type="string" calcext:value-type="string">
            <text:p>Gain 15 gold and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ace Pipe</text:p>
          </table:table-cell>
          <table:table-cell office:value-type="string" calcext:value-type="string">
            <text:p>At camp sites, you can remove a card from your deck instead of healing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vel</text:p>
          </table:table-cell>
          <table:table-cell office:value-type="string" calcext:value-type="string">
            <text:p>At camp sites, you gain a relic instead of healing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vering Kite</text:p>
          </table:table-cell>
          <table:table-cell office:value-type="string" calcext:value-type="string">
            <text:p>Gain 1 energy and discard 2 cards at the start of each turn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book</text:p>
          </table:table-cell>
          <table:table-cell office:value-type="string" calcext:value-type="string">
            <text:p>Draw 2 cards and lose 1 energy at the start of each turn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od Bag</text:p>
          </table:table-cell>
          <table:table-cell office:value-type="string" calcext:value-type="string">
            <text:p>Each turn, you lose 1 HP and all allies gain 1 HP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turner</text:p>
          </table:table-cell>
          <table:table-cell office:value-type="string" calcext:value-type="string">
            <text:p>Next time an ally would die, heal them to 50\% HP and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zen Eye</text:p>
          </table:table-cell>
          <table:table-cell office:value-type="string" calcext:value-type="string">
            <text:p>You can now view the cards in your draw pile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mical X</text:p>
          </table:table-cell>
          <table:table-cell office:value-type="string" calcext:value-type="string">
            <text:p>Effect of cards that cost X are increased by 2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ipers</text:p>
          </table:table-cell>
          <table:table-cell office:value-type="string" calcext:value-type="string">
            <text:p>At the start of your turn, lose 5 block rather than all of your block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5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11:45:24.080985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rter" style:display-name="PageStyle_Start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rapper" style:display-name="PageStyle_Trapp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aracter" style:display-name="PageStyle_Character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Ironclad" style:display-name="PageStyle_Ironclad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vent" style:display-name="PageStyle_Even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op" style:display-name="PageStyle_Shop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neric" style:display-name="PageStyle_Generic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onster" style:display-name="PageStyle_Monster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Gunslinger" style:display-name="PageStyle_Gunsling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lementalist" style:display-name="PageStyle_Elementalist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esmer" style:display-name="PageStyle_Mesm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lic" style:display-name="PageStyle_Relic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reasure" style:display-name="PageStyle_Treasur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6:35:47</meta:creation-date>
    <dc:language>en-US</dc:language>
    <dc:date>2018-10-22T08:33:55.853674189</dc:date>
    <meta:editing-cycles>89</meta:editing-cycles>
    <meta:editing-duration>P10DT10H48M47S</meta:editing-duration>
    <meta:generator>LibreOffice/6.0.3.2$Linux_X86_64 LibreOffice_project/00m0$Build-2</meta:generator>
    <meta:document-statistic meta:table-count="13" meta:cell-count="1690" meta:object-count="0"/>
  </office:meta>
</office:document-meta>
</file>